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4114in" svg:height="6.2118in" svg:x="4.6394in" svg:y="0.0417in">
            <draw:object draw:notify-on-update-of-ranges="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load (g)</text:p>
          </table:table-cell>
          <table:table-cell office:value-type="string" calcext:value-type="string">
            <text:p>Deflection (0.01mm)</text:p>
          </table:table-cell>
          <table:table-cell/>
          <table:table-cell office:value-type="string" calcext:value-type="string">
            <text:p>Load (N)</text:p>
          </table:table-cell>
          <table:table-cell office:value-type="string" calcext:value-type="string">
            <text:p>Deflection(m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]*9.81/1000" office:value-type="float" office:value="0" calcext:value-type="float">
            <text:p>0</text:p>
          </table:table-cell>
          <table:table-cell table:formula="of:=[.B2]/100000" office:value-type="float" office:value="0" calcext:value-type="float">
            <text:p>0.00E+00</text:p>
          </table:table-cell>
        </table:table-row>
        <table:table-row table:style-name="ro1">
          <table:table-cell table:formula="of:=[.A2]+100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]*9.81/1000" office:value-type="float" office:value="0.981" calcext:value-type="float">
            <text:p>0.981</text:p>
          </table:table-cell>
          <table:table-cell table:formula="of:=[.B3]/100000" office:value-type="float" office:value="0.00009" calcext:value-type="float">
            <text:p>9.00E-05</text:p>
          </table:table-cell>
        </table:table-row>
        <table:table-row table:style-name="ro1">
          <table:table-cell table:formula="of:=[.A3]+100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]*9.81/1000" office:value-type="float" office:value="1.962" calcext:value-type="float">
            <text:p>1.962</text:p>
          </table:table-cell>
          <table:table-cell table:formula="of:=[.B4]/100000" office:value-type="float" office:value="0.0002" calcext:value-type="float">
            <text:p>2.00E-04</text:p>
          </table:table-cell>
        </table:table-row>
        <table:table-row table:style-name="ro1">
          <table:table-cell table:formula="of:=[.A4]+100"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5]*9.81/1000" office:value-type="float" office:value="2.943" calcext:value-type="float">
            <text:p>2.943</text:p>
          </table:table-cell>
          <table:table-cell table:formula="of:=[.B5]/100000" office:value-type="float" office:value="0.00029" calcext:value-type="float">
            <text:p>2.90E-04</text:p>
          </table:table-cell>
        </table:table-row>
        <table:table-row table:style-name="ro1">
          <table:table-cell table:formula="of:=[.A5]+100"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/>
          <table:table-cell table:formula="of:=[.A6]*9.81/1000" office:value-type="float" office:value="3.924" calcext:value-type="float">
            <text:p>3.924</text:p>
          </table:table-cell>
          <table:table-cell table:formula="of:=[.B6]/100000" office:value-type="float" office:value="0.000385" calcext:value-type="float">
            <text:p>3.85E-04</text:p>
          </table:table-cell>
        </table:table-row>
        <table:table-row table:style-name="ro1">
          <table:table-cell table:formula="of:=[.A6]+100"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7]*9.81/1000" office:value-type="float" office:value="4.905" calcext:value-type="float">
            <text:p>4.905</text:p>
          </table:table-cell>
          <table:table-cell table:formula="of:=[.B7]/100000" office:value-type="float" office:value="0.00049" calcext:value-type="float">
            <text:p>4.90E-04</text:p>
          </table:table-cell>
        </table:table-row>
        <table:table-row table:style-name="ro1">
          <table:table-cell table:formula="of:=[.A7]+100"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8]*9.81/1000" office:value-type="float" office:value="5.886" calcext:value-type="float">
            <text:p>5.886</text:p>
          </table:table-cell>
          <table:table-cell table:formula="of:=[.B8]/100000" office:value-type="float" office:value="0.0006" calcext:value-type="float">
            <text:p>6.00E-04</text:p>
          </table:table-cell>
        </table:table-row>
        <table:table-row table:style-name="ro1">
          <table:table-cell table:formula="of:=[.A8]+100"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9]*9.81/1000" office:value-type="float" office:value="6.867" calcext:value-type="float">
            <text:p>6.867</text:p>
          </table:table-cell>
          <table:table-cell table:formula="of:=[.B9]/100000" office:value-type="float" office:value="0.00069" calcext:value-type="float">
            <text:p>6.90E-04</text:p>
          </table:table-cell>
        </table:table-row>
        <table:table-row table:style-name="ro1">
          <table:table-cell table:formula="of:=[.A9]+100"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0]*9.81/1000" office:value-type="float" office:value="7.848" calcext:value-type="float">
            <text:p>7.848</text:p>
          </table:table-cell>
          <table:table-cell table:formula="of:=[.B10]/100000" office:value-type="float" office:value="0.0008" calcext:value-type="float">
            <text:p>8.00E-04</text:p>
          </table:table-cell>
        </table:table-row>
        <table:table-row table:style-name="ro1">
          <table:table-cell table:formula="of:=[.A10]+100"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11]*9.81/1000" office:value-type="float" office:value="8.829" calcext:value-type="float">
            <text:p>8.829</text:p>
          </table:table-cell>
          <table:table-cell table:formula="of:=[.B11]/100000" office:value-type="float" office:value="0.00089" calcext:value-type="float">
            <text:p>8.90E-0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radient (defln/N)</text:p>
          </table:table-cell>
          <table:table-cell/>
          <table:table-cell office:value-type="string" calcext:value-type="string">
            <text:p>mass (kg)</text:p>
          </table:table-cell>
          <table:table-cell table:number-columns-repeated="2"/>
        </table:table-row>
        <table:table-row table:style-name="ro1">
          <table:table-cell table:style-name="ce1" office:value-type="float" office:value="0.000102" calcext:value-type="float">
            <text:p>1.02E-04</text:p>
          </table:table-cell>
          <table:table-cell/>
          <table:table-cell table:formula="of:=47.7/1000" office:value-type="float" office:value="0.0477" calcext:value-type="float">
            <text:p>0.047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ngth (m)</text:p>
          </table:table-cell>
          <table:table-cell table:number-columns-repeated="4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I</text:p>
          </table:table-cell>
          <table:table-cell table:number-columns-repeated="4"/>
        </table:table-row>
        <table:table-row table:style-name="ro1">
          <table:table-cell table:formula="of:=[.A19]*[.A19]*[.A19]/(3*[.A16])" office:value-type="float" office:value="17.5142973856209" calcext:value-type="float">
            <text:p>17.5142973856209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(steel) Pa</text:p>
          </table:table-cell>
          <table:table-cell table:number-columns-repeated="4"/>
        </table:table-row>
        <table:table-row table:style-name="ro1">
          <table:table-cell table:style-name="ce1" office:value-type="float" office:value="210000000000" calcext:value-type="float">
            <text:p>2.10E+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(steel)</text:p>
          </table:table-cell>
          <table:table-cell table:number-columns-repeated="4"/>
        </table:table-row>
        <table:table-row table:style-name="ro1">
          <table:table-cell table:formula="of:=[.A22]/[.A26]" office:value-type="float" office:value="0.0000000000834014161220044" calcext:value-type="float">
            <text:p>8.34014161220044E-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width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height</text:p>
          </table:table-cell>
          <table:table-cell table:number-columns-repeated="4"/>
        </table:table-row>
        <table:table-row table:style-name="ro1">
          <table:table-cell table:formula="of:=(12*[.A29]/[.A32])^(1/3)" office:value-type="float" office:value="0.0058496276451612" calcext:value-type="float">
            <text:p>0.00584962764516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volume</text:p>
          </table:table-cell>
          <table:table-cell table:number-columns-repeated="4"/>
        </table:table-row>
        <table:table-row table:style-name="ro1">
          <table:table-cell table:formula="of:=([.A19] + 0.025)*[.A32]*[.A35]" office:value-type="float" office:value="0.0000058496276451612" calcext:value-type="float">
            <text:p>5.8496276451612E-0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density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mass</text:p>
          </table:table-cell>
          <table:table-cell table:number-columns-repeated="4"/>
        </table:table-row>
        <table:table-row table:style-name="ro1">
          <table:table-cell table:formula="of:=[.A38]*[.A41]" office:value-type="float" office:value="0.0467970211612896" calcext:value-type="float">
            <text:p>0.04679702116129</text:p>
          </table:table-cell>
          <table:table-cell table:number-columns-repeated="4"/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6:42:54.614659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1:51:36.222583033</meta:creation-date>
    <meta:generator>LibreOffice/6.4.7.2$Linux_X86_64 LibreOffice_project/40$Build-2</meta:generator>
    <dc:date>2021-08-09T16:44:03.108762329</dc:date>
    <meta:editing-duration>PT27M32S</meta:editing-duration>
    <meta:editing-cycles>5</meta:editing-cycles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66cm" svg:height="15.779cm" xlink:href=".." xlink:type="simple" chart:class="chart:scatter" chart:style-name="ch1">
        <chart:plot-area chart:style-name="ch2" table:cell-range-address="Sheet1.D2:Sheet1.E11 Sheet1.E1:Sheet1.E1" chart:data-source-has-labels="row" svg:x="1.438cm" svg:y="0.315cm" svg:width="19.501cm" svg:height="14.168cm">
          <chartooo:coordinate-region svg:x="3.171cm" svg:y="0.514cm" svg:width="17.581cm" svg:height="13.322cm"/>
          <chart:axis chart:dimension="x" chart:name="primary-x" chart:style-name="ch3">
            <chart:title svg:x="10.549cm" svg:y="14.798cm" chart:style-name="ch4">
              <text:p>load (N)</text:p>
            </chart:title>
          </chart:axis>
          <chart:axis chart:dimension="y" chart:name="primary-y" chart:style-name="ch5">
            <chart:title svg:x="0.451cm" svg:y="8.435cm" chart:style-name="ch6">
              <text:p>deflection (m)</text:p>
            </chart:title>
            <chart:grid chart:style-name="ch7" chart:class="major"/>
          </chart:axis>
          <chart:series chart:style-name="ch8" chart:values-cell-range-address="Sheet1.E2:Sheet1.E11" chart:label-cell-address="Sheet1.E1:Sheet1.E1" chart:class="chart:scatter">
            <chart:domain table:cell-range-address="Sheet1.D2:Sheet1.D11"/>
            <chart:regression-curve chart:style-name="ch9">
              <chart:equation chart:display-equation="true" chart:display-r-square="false" svg:x="11.655cm" svg:y="7.619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flection(m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  <table:table-cell office:value-type="float" office:value="0">
                <text:p>0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">
                <text:p>0.98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2">
                <text:p>1.96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3">
                <text:p>2.94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24">
                <text:p>3.924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05">
                <text:p>4.905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6">
                <text:p>5.88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7">
                <text:p>6.867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48">
                <text:p>7.84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29">
                <text:p>8.829</text:p>
              </table:table-cell>
              <table:table-cell office:value-type="float" office:value="0.00089">
                <text:p>0.00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